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ff" draw:marker-start-width="0.518cm" draw:marker-end-width="0.518cm" draw:fill="none" draw:fill-color="#729fcf" draw:textarea-horizontal-align="justify" draw:textarea-vertical-align="middle" draw:auto-grow-height="false" fo:min-height="5.764cm" fo:min-width="9.814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fo:color="#0000ff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6cm" svg:height="8.3cm" svg:x="1.1cm" svg:y="1.1cm">
          <text:p text:style-name="P1"><text:span text:style-name="T1">Legislate?!</text:span></text:p>
          <text:p text:style-name="P1"><text:span text:style-name="T2">Ping Pong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4:50:01.653814600</meta:creation-date>
    <dc:date>2018-02-12T11:02:57.843740000</dc:date>
    <meta:editing-duration>PT9M50S</meta:editing-duration>
    <meta:editing-cycles>7</meta:editing-cycles>
    <meta:generator>LibreOffice/5.4.1.2$MacOSX_X86_64 LibreOffice_project/ea7cb86e6eeb2bf3a5af73a8f7777ac570321527</meta:generator>
    <meta:document-statistic meta:object-count="1"/>
  </office:meta>
</office:document-meta>
</file>